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atResourceInputStream.nextResour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catResource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atResourceInputStream.setIgnoreError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ResourceInputStream.setManagingComponent( ProjectComponent 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ResourceInputStream.close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catResourceInputStream.log( String message , int log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atResourceInputStream.isIgnore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ResourceInputStream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catResourceInputStream.ConcatResourceInputStream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ResourceInputStream.readCurr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